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23cm" style:rel-column-width="11654*"/>
    </style:style>
    <style:style style:name="Tabela1.B" style:family="table-column">
      <style:table-column-properties style:column-width="2.642cm" style:rel-column-width="10185*"/>
    </style:style>
    <style:style style:name="Tabela1.C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text-properties style:font-name="Times New Roman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 style:list-style-name="L1">
      <style:text-properties fo:font-size="11pt" style:font-size-asian="11pt" style:font-size-complex="11pt"/>
    </style:style>
    <style:style style:name="P13" style:family="paragraph" style:parent-style-name="Standard" style:list-style-name="L2">
      <style:text-properties fo:font-size="11pt" style:font-size-asian="11pt" style:font-size-complex="11pt"/>
    </style:style>
    <style:style style:name="P14" style:family="paragraph" style:parent-style-name="Standard" style:list-style-name="L3">
      <style:text-properties fo:font-size="11pt" style:font-size-asian="11pt" style:font-size-complex="11pt"/>
    </style:style>
    <style:style style:name="P15" style:family="paragraph" style:parent-style-name="Standard" style:list-style-name="L4">
      <style:text-properties fo:font-size="11pt" style:font-size-asian="11pt" style:font-size-complex="11pt"/>
    </style:style>
    <style:style style:name="P16" style:family="paragraph" style:parent-style-name="Standard" style:list-style-name="L5">
      <style:text-properties fo:font-size="11pt" style:font-size-asian="11pt" style:font-size-complex="11pt"/>
    </style:style>
    <style:style style:name="P17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style:text-position="0% 100%" style:font-name="Times New Roman" fo:font-size="11pt" style:font-size-asian="11pt" style:font-size-complex="11pt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"/>
    </style:style>
    <style:style style:name="T5" style:family="text">
      <style:text-properties fo:language="pl" fo:country="P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pl" fo:country="PL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Times New Roman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run-through="foreground" style:wrap="none" style:vertical-pos="middle" style:vertical-rel="paragraph" style:horizontal-pos="from-left" style:horizontal-rel="paragraph-content" draw:ole-draw-aspect="1"/>
    </style:style>
    <style:style style:name="fr4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1">Wydział FiIS</text:p>
          </table:table-cell>
          <table:table-cell table:style-name="Tabela1.B1" table:number-columns-spanned="2" office:value-type="string">
            <text:p text:style-name="P2">1. Mikołaj Gralczyk</text:p>
            <text:p text:style-name="P2">2. Karolina Nowosad</text:p>
          </table:table-cell>
          <table:covered-table-cell/>
          <table:table-cell table:style-name="Tabela1.A1" office:value-type="string">
            <text:p text:style-name="P1">Rok III</text:p>
          </table:table-cell>
          <table:table-cell table:style-name="Tabela1.A1" office:value-type="string">
            <text:p text:style-name="P1">Grupa VII</text:p>
          </table:table-cell>
          <table:table-cell table:style-name="Tabela1.F1" office:value-type="string">
            <text:p text:style-name="P1">Zespół III</text:p>
          </table:table-cell>
        </table:table-row>
        <table:table-row>
          <table:table-cell table:style-name="Tabela1.A2" office:value-type="string">
            <text:p text:style-name="P3">Pracownia Izotopowa WFiIS</text:p>
          </table:table-cell>
          <table:table-cell table:style-name="Tabela1.A2" table:number-columns-spanned="4" office:value-type="string">
            <text:p text:style-name="P1">Temat: <text:s/>Efekt Szilarda – Chalmersa, zależność wydzielania <text:span text:style-name="T1">56</text:span>Mn od pH roztworu.</text:p>
          </table:table-cell>
          <table:covered-table-cell/>
          <table:covered-table-cell/>
          <table:covered-table-cell/>
          <table:table-cell table:style-name="Tabela1.F2" office:value-type="string">
            <text:p text:style-name="P1">Nr ćwiczenia </text:p>
            <text:p text:style-name="P1">18</text:p>
          </table:table-cell>
        </table:table-row>
        <table:table-row>
          <table:table-cell table:style-name="Tabela1.A3" office:value-type="string">
            <text:p text:style-name="P5">Data wykonania</text:p>
            <text:p text:style-name="P4">18.03.2015</text:p>
          </table:table-cell>
          <table:table-cell table:style-name="Tabela1.A3" office:value-type="string">
            <text:p text:style-name="P5">Data oddania</text:p>
            <text:p text:style-name="P4">22.06.2015</text:p>
          </table:table-cell>
          <table:table-cell table:style-name="Tabela1.A3" office:value-type="string">
            <text:p text:style-name="P5">Zwrot do popr.</text:p>
          </table:table-cell>
          <table:table-cell table:style-name="Tabela1.A3" office:value-type="string">
            <text:p text:style-name="P6">Data oddania</text:p>
          </table:table-cell>
          <table:table-cell table:style-name="Tabela1.A3" office:value-type="string">
            <text:p text:style-name="P6">Data zaliczenia</text:p>
          </table:table-cell>
          <table:table-cell table:style-name="Tabela1.F3" office:value-type="string">
            <text:p text:style-name="P7">OCENA</text:p>
          </table:table-cell>
        </table:table-row>
      </table:table>
      <text:p text:style-name="Standard"/>
      <text:p text:style-name="P10">0. Cel ćwiczenia</text:p>
      <text:p text:style-name="P8"/>
      <text:p text:style-name="P8">Celem ćwiczenia było:</text:p>
      <text:list xml:id="list7811957836102569873" text:style-name="L1">
        <text:list-item>
          <text:p text:style-name="P12">zapoznanie się z efektem <text:span text:style-name="T6">Szilarda – Chalmersa i zastosowanie go do wydzielenia izotopu </text:span><text:span text:style-name="T2">56</text:span><text:span text:style-name="T6">Mn z roztworu KmnO</text:span><text:span text:style-name="T4">4</text:span><text:span text:style-name="T9">, </text:span></text:p>
        </text:list-item>
        <text:list-item>
          <text:p text:style-name="P19">sprawdzenie wydajności efektu w zależności od pH roztworu.</text:p>
        </text:list-item>
      </text:list>
      <text:p text:style-name="P8"/>
      <text:p text:style-name="P8"/>
      <text:p text:style-name="P10">1. Wstęp teoretyczny</text:p>
      <text:p text:style-name="P9"/>
      <text:p text:style-name="P8"><text:span text:style-name="T5">Efekt Szilarda-Chalmersa - jeżeli jądro atomu wchodzącego w skład jakiegoś połączenia chemicznego ulegnie przemianie (n,</text:span><text:span text:style-name="T7">γ</text:span><text:span text:style-name="T7">), to emisja kwantów towarzysząca wychwytowi neutronu udziela jądru pewnej energii odskoku zgodnie z prawem zachowania pędu. Ta energia odskoku jest w stanie zerwać wiązanie chemiczne atomu z cząsteczką. Jeżeli tak wyrwany atom nie ulegnie rekombinacji z cząsteczką, można go wydzielić z substancji macierzystej.</text:span> </text:p>
      <text:p text:style-name="P8"/>
      <text:p text:style-name="P8">Efektywność metody Szilarda-Chalmersa zależy od wyboru substancji wyjściowej, warunków napromieniowania i metody wydzielania, przy czym miarą tej efektywności jest wydajność izotopu promieniotwórczego i współczynnik wzbogacenia. </text:p>
      <text:p text:style-name="P8"/>
      <text:p text:style-name="P8"/>
      <text:p text:style-name="P10">2. Układ pomiarowy</text:p>
      <text:p text:style-name="P9"/>
      <text:p text:style-name="P8">W skład układu pomiarowego wchodzą:</text:p>
      <text:list xml:id="list3716455894755329500" text:style-name="L2">
        <text:list-item>
          <text:p text:style-name="P13">urządzenie do pomiaru aktywności z licznikiem scyntylacyjnym,</text:p>
        </text:list-item>
        <text:list-item>
          <text:p text:style-name="P13">źródło neutronów termicznych.</text:p>
        </text:list-item>
      </text:list>
      <text:p text:style-name="P8"/>
      <text:p text:style-name="P8">Odczynniki wykorzystane podczas ćwiczenia:</text:p>
      <text:list xml:id="list2935580224370511653" text:style-name="L3">
        <text:list-item>
          <text:p text:style-name="P14">3% roztwór KMnO<text:span text:style-name="T3">4</text:span> o pH 7 i 12.</text:p>
        </text:list-item>
      </text:list>
      <text:p text:style-name="P8"/>
      <text:p text:style-name="P8"/>
      <text:p text:style-name="P10">3. Metody pomiaru</text:p>
      <text:p text:style-name="P8"/>
      <text:p text:style-name="P8">W pierwszej kolejności przelano naświetlony roztwór KMnO<text:span text:style-name="T3">4</text:span> o pH 7 do cylindra w celu zmierzenia jego objętości, wyniosła 40 ml. Następnie przelano całą objętość do zlewki i intensywnie wymieszano. Pobrano 4 ml roztworu wraz z osadem pipetą automatyczną do zakręcanego pojemnika (symbol 1O). Resztę roztworu przesączono. W międzyczasie umyto cylinder oraz zlewkę. Osad pozostały po sączeniu wraz z sączkiem <text:s/>umieszczono w zakręcanym pojemniku (symbol 2O). Przesącz przelano do zlewki, a następnie do cylindra w celu zmierzenia końcowej objętości, która wyniosła 36 ml. Pobrano z cylindra 4 ml przesączu pipetą automatyczną do zakręcanego pojemnika (symbol 3O). Po wykonaniu tej części ćwiczenia dokładnie umyto cylinder, zlewkę oraz układ do przesączania. </text:p>
      <text:p text:style-name="P8">Postąpiono tak samo z naświetlonym roztworem <text:s/>KMnO<text:span text:style-name="T3">4</text:span> o pH 12, czyli przelano do cylindra i zmierzono jego objętość, która wyniosła 44 ml. Kolejno całą objętość przelano do zlewki i intensywnie wymieszano. Pobrano 4 ml roztworu wraz z osadem pipetą automatyczną do zakręcanego pojemnika (symbol 1Z). Następnie przesączono mieszaninę. Sączek umieszczono w zakręconym pojemniku (symbol 2Z). Objętość przesączu zmierzono w cylindrze, wyniosła 40 ml, a następnie pobrano 4 ml przesączu pipetą automatyczną do zakręcanego pojemnika (symbol 3Z). </text:p>
      <text:p text:style-name="P8">Widmo wszystkich próbek zmierzono za pomocą licznika scyntylacyjnego.</text:p>
      <text:p text:style-name="Standard"><text:soft-page-break/><text:span text:style-name="T11">4. Wyniki pomiarów</text:span></text:p>
      <text:p text:style-name="P8"/>
      <text:p text:style-name="P8"/>
      <text:p text:style-name="P9">tabela 1</text:p>
      <text:p text:style-name="P8">Zestawienie wyników pomiaru właściwego.</text:p>
      <text:p text:style-name="P8"><draw:frame draw:style-name="fr1" draw:name="Obiekt1" text:anchor-type="paragraph" svg:x="3.985cm" svg:y="0.064cm" svg:width="9.033cm" svg:height="3.1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9">tabela 2</text:p>
      <text:p text:style-name="P8">Zestawienie wyników pomiarów przeskalowanych wyników pomiaru właściwego.</text:p>
      <text:p text:style-name="P21"><draw:frame draw:style-name="fr2" draw:name="Obiekt4" text:anchor-type="paragraph" svg:width="11.291cm" svg:height="3.235cm" draw:z-index="1"><draw:object xlink:href="./Object 4" xlink:type="simple" xlink:show="embed" xlink:actuate="onLoad"/><draw:image xlink:href="./ObjectReplacements/Object 4" xlink:type="simple" xlink:show="embed" xlink:actuate="onLoad"/></draw:frame><text:tab/><text:tab/> <text:s text:c="4"/>A – pomiar właściwy,</text:p>
      <text:p text:style-name="P21"><text:tab/><text:tab/> <text:s text:c="4"/>A<text:span text:style-name="T3">C</text:span><text:span text:style-name="T8"> – przeskalowany pomiar właściwy</text:span></text:p>
      <text:p text:style-name="P21"/>
      <text:p text:style-name="P21"/>
      <text:p text:style-name="P10">5. Opracowanie wyników</text:p>
      <text:p text:style-name="P8"/>
      <text:p text:style-name="P17">5.1. Sprawdzenie, czy <text:span text:style-name="T1">56</text:span><text:span text:style-name="T8">Mn w mieszaninie MnO</text:span><text:span text:style-name="T3">2</text:span><text:span text:style-name="T8"> i KmnO</text:span><text:span text:style-name="T3">2</text:span><text:span text:style-name="T8"> jest sumą zawartości tego izotopu (w granicach niepewności pomiaru) w osadzie i przesączu (bilans </text:span><text:span text:style-name="T1">56</text:span><text:span text:style-name="T8">Mn)</text:span></text:p>
      <text:p text:style-name="P17"/>
      <text:p text:style-name="P8">W pierwszej kolejności przeskalowano wyniki aktywności według objętości roztworu, przesączu i sączka zgodnie z poniższym schematem:</text:p>
      <text:list xml:id="list4594267944130378483" text:style-name="L4">
        <text:list-item>
          <text:p text:style-name="P15">roztwór zasadowy pomnożono razy 44/4</text:p>
        </text:list-item>
        <text:list-item>
          <text:p text:style-name="P15">sączek z roztworu zasadowego przemnożono razy 40/40</text:p>
        </text:list-item>
        <text:list-item>
          <text:p text:style-name="P15">przesącz z roztworu zasadowego przemnożono razy 40/4</text:p>
        </text:list-item>
        <text:list-item>
          <text:p text:style-name="P15">roztwór obojętny pomnożono razy 40/4</text:p>
        </text:list-item>
        <text:list-item>
          <text:p text:style-name="P15">sączek z roztworu obojętnego przemnożono razy 36/36</text:p>
        </text:list-item>
        <text:list-item>
          <text:p text:style-name="P15">przesącz z roztworu obojętnego przemnożono razy 36/4</text:p>
        </text:list-item>
      </text:list>
      <text:p text:style-name="P8"/>
      <text:p text:style-name="P8">Tą samą czynność wykonano dla niepewności aktywności. Wyniki zamieszczono w tabeli 2.</text:p>
      <text:p text:style-name="P8"/>
      <text:p text:style-name="P8">Następnie sprawdzono, czy <text:span text:style-name="T1">56</text:span><text:span text:style-name="T8">Mn w mieszaninie MnO</text:span><text:span text:style-name="T3">2</text:span><text:span text:style-name="T8"> i KmnO</text:span><text:span text:style-name="T3">2</text:span><text:span text:style-name="T8"> jest sumą zawartości tego izotopu w osadzie i przesączu.</text:span></text:p>
      <text:p text:style-name="P8"><draw:frame draw:style-name="fr3" draw:name="Obiekt2" text:anchor-type="paragraph" svg:x="0.201cm" svg:width="3.965cm" svg:height="0.568cm" draw:z-index="4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iekt5" text:anchor-type="paragraph" svg:x="0.201cm" svg:y="0.75cm" svg:width="6.572cm" svg:height="0.676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8"/></text:p>
      <text:p text:style-name="P8"><draw:frame draw:style-name="fr4" draw:name="Obiekt3" text:anchor-type="paragraph" svg:x="0.228cm" svg:y="0.212cm" svg:width="4.013cm" svg:height="0.57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iekt6" text:anchor-type="paragraph" svg:x="0.201cm" svg:y="0.974cm" svg:width="6.615cm" svg:height="0.676cm" draw:z-index="3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7"/>
      <text:p text:style-name="P17"/>
      <text:p text:style-name="P17"/>
      <text:p text:style-name="P17"/>
      <text:p text:style-name="P17"><text:soft-page-break/>5.2. Wydajność efektu Szilarda-Chalmersa </text:p>
      <text:p text:style-name="P8"/>
      <text:p text:style-name="P8">Wydajność efektu Szilarda-Chalmersa wyraża się poniższym wzorem (1).</text:p>
      <text:p text:style-name="P8"><draw:frame draw:style-name="fr5" draw:name="Obiekt7" text:anchor-type="paragraph" svg:x="2.582cm" svg:y="0.159cm" svg:width="3.755cm" svg:height="1.12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tab/><text:tab/>(1)</text:p>
      <text:p text:style-name="P8"/>
      <text:p text:style-name="P8"/>
      <text:p text:style-name="P8"><draw:frame draw:style-name="fr5" draw:name="Obiekt8" text:anchor-type="paragraph" svg:x="0.254cm" svg:y="0.056cm" svg:width="6.608cm" svg:height="1.199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8"/>
      <text:p text:style-name="P8"/>
      <text:p text:style-name="P8"><draw:frame draw:style-name="fr4" draw:name="Obiekt10" text:anchor-type="paragraph" svg:x="0.201cm" svg:y="0.169cm" svg:width="16.494cm" svg:height="2.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5" draw:name="Obiekt9" text:anchor-type="paragraph" svg:x="0.175cm" svg:y="0.206cm" svg:width="6.442cm" svg:height="1.199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8"/>
      <text:p text:style-name="P8"><draw:frame draw:style-name="fr5" draw:name="Obiekt11" text:anchor-type="paragraph" svg:x="0.201cm" svg:y="0.669cm" svg:width="16.688cm" svg:height="2.90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/>
      <text:p text:style-name="P17">5.3. Energi<field:fieldmark/>a odskoku atomu <text:span text:style-name="T1">56</text:span>Mn </text:p>
      <text:p text:style-name="P8"/>
      <text:p text:style-name="P8">Do wyliczenia energii odskoku atomu <text:span text:style-name="T1">56</text:span>Mn skorzystano ze wzoru (2). Założono również, że energia kwantów γ <text:s/>wynosi E<text:span text:style-name="T3"> γ</text:span> = 2MeV .</text:p>
      <text:p text:style-name="P8"/>
      <text:p text:style-name="P8"><draw:frame draw:style-name="fr6" draw:name="Obiekt12" text:anchor-type="as-char" svg:y="-0.857cm" svg:width="7.2cm" svg:height="1.122cm" draw:z-index="10"><draw:object xlink:href="./Object 12" xlink:type="simple" xlink:show="embed" xlink:actuate="onLoad"/><draw:image xlink:href="./ObjectReplacements/Object 12" xlink:type="simple" xlink:show="embed" xlink:actuate="onLoad"/></draw:frame><text:tab/>(2)</text:p>
      <text:p text:style-name="P8"/>
      <text:p text:style-name="P8"/>
      <text:p text:style-name="P10">6. Wnioski</text:p>
      <text:p text:style-name="P9"/>
      <text:list xml:id="list665584433095107688" text:style-name="L5">
        <text:list-item>
          <text:p text:style-name="P16">wydajność efektu Szilarda-Chalmersa jest większa dla roztworów organicznych o pH obojętnym co jest zgodne z przewidywaniami teoretycznymi. W przeprowadzonym doświadczeniu wydajność ta była prawie dwa razy większa dla roztworu o pH=7 w porównaniu do roztworu o pH=12. Wiadomo również, że zawartość procentowa <text:span text:style-name="T1">56</text:span>Mn w MnO<text:span text:style-name="T1">-</text:span><text:span text:style-name="T3">4</text:span> jest większa dla roztworu o odczynie zasadowym, zatem wydajność efektu Szilarda-Charmelsa będzie w tym środowisku mniejsza. </text:p>
        </text:list-item>
        <text:list-item>
          <text:p text:style-name="P16">wyliczony bilans zawartości <text:span text:style-name="T1">56</text:span>Mn dla próbek roztworu obojętnego i zasadowego nie jest zgodny w granicach niepewności. Wynikać to może z nieprawidłowego wykonania sączenia oraz z pozostałości resztek roztworu po przelewaniu na ściankach naczyń laboratoryjnych,</text:p>
        </text:list-item>
        <text:list-item>
          <text:p text:style-name="P16">wyznaczona energia odrzutu E<text:span text:style-name="T3">odskoku</text:span><text:span text:style-name="T8"> </text:span>wyniosła 38.34 eV, a więc zgodnie z przewidywaniami przekracza energię wiązań chemicznych kilkukrotni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2T21:00:40.06</meta:creation-date>
    <dc:date>2015-06-22T11:34:44.68</dc:date>
    <meta:editing-duration>P1DT14H14M37S</meta:editing-duration>
    <meta:editing-cycles>18</meta:editing-cycles>
    <meta:generator>OpenOffice/4.1.1$Win32 OpenOffice.org_project/411m6$Build-9775</meta:generator>
    <dc:creator>Karolina .</dc:creator>
    <meta:document-statistic meta:table-count="1" meta:image-count="0" meta:object-count="12" meta:page-count="3" meta:paragraph-count="63" meta:word-count="696" meta:character-count="49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Symbol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u(Area)</text:p>
          </table:table-cell>
          <table:table-cell table:style-name="ce8" office:value-type="string">
            <text:p>Integral</text:p>
          </table:table-cell>
        </table:table-row>
        <table:table-row table:style-name="ro1">
          <table:table-cell/>
          <table:table-cell table:style-name="ce2" office:value-type="string">
            <text:p>1Z</text:p>
          </table:table-cell>
          <table:table-cell table:style-name="ce2" office:value-type="float" office:value="555">
            <text:p>555</text:p>
          </table:table-cell>
          <table:table-cell table:style-name="ce5" office:value-type="percentage" office:value="0.0734">
            <text:p>7,34%</text:p>
          </table:table-cell>
          <table:table-cell table:style-name="ce9" office:value-type="float" office:value="877">
            <text:p>877</text:p>
          </table:table-cell>
        </table:table-row>
        <table:table-row table:style-name="ro1">
          <table:table-cell/>
          <table:table-cell office:value-type="string">
            <text:p>2Z</text:p>
          </table:table-cell>
          <table:table-cell office:value-type="float" office:value="1368">
            <text:p>1368</text:p>
          </table:table-cell>
          <table:table-cell office:value-type="percentage" office:value="0.0532">
            <text:p>5,32%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/>
          <table:table-cell office:value-type="string">
            <text:p>3Z</text:p>
          </table:table-cell>
          <table:table-cell office:value-type="float" office:value="214">
            <text:p>214</text:p>
          </table:table-cell>
          <table:table-cell office:value-type="percentage" office:value="0.1514">
            <text:p>15,14%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1O</text:p>
          </table:table-cell>
          <table:table-cell office:value-type="float" office:value="600">
            <text:p>600</text:p>
          </table:table-cell>
          <table:table-cell office:value-type="percentage" office:value="0.0668">
            <text:p>6,68%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/>
          <table:table-cell office:value-type="string">
            <text:p>2O</text:p>
          </table:table-cell>
          <table:table-cell office:value-type="float" office:value="2741">
            <text:p>2741</text:p>
          </table:table-cell>
          <table:table-cell office:value-type="percentage" office:value="0.0331">
            <text:p>3,31%</text:p>
          </table:table-cell>
          <table:table-cell office:value-type="float" office:value="4437">
            <text:p>4437</text:p>
          </table:table-cell>
        </table:table-row>
        <table:table-row table:style-name="ro1">
          <table:table-cell/>
          <table:table-cell table:style-name="ce4" office:value-type="string">
            <text:p>3O</text:p>
          </table:table-cell>
          <table:table-cell table:style-name="ce4" office:value-type="float" office:value="93">
            <text:p>93</text:p>
          </table:table-cell>
          <table:table-cell table:style-name="ce7" office:value-type="percentage" office:value="0.2316">
            <text:p>23,16%</text:p>
          </table:table-cell>
          <table:table-cell table:style-name="ce11" office:value-type="float" office:value="200">
            <text:p>2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21.06.2015</text:date>, <text:time>22:35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>
  <semantics>
    <mtable>
      <mtr>
        <mtd>
          <mrow>
            <mi>u</mi>
            <mrow>
              <mrow>
                <mrow>
                  <mfenced open="(" close=")">
                    <mrow>
                      <msub>
                        <mi>W</mi>
                        <mi>Z</mi>
                      </msub>
                    </mrow>
                  </mfenced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W</mi>
                                      <mi>Z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2Z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fenced open="(" close=")"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2Z</mn>
                                      </msub>
                                    </mrow>
                                  </msub>
                                </mrow>
                              </mfenced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W</mi>
                                      <mi>Z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3Z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fenced open="(" close=")"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3Z</mn>
                                      </msub>
                                    </mrow>
                                  </msub>
                                </mrow>
                              </mfenced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3Z</mn>
                                      </msub>
                                    </mrow>
                                  </msub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2Z</mn>
                                              </msub>
                                            </mrow>
                                          </msub>
                                          <mo stretchy="false">+</mo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3Z</mn>
                                              </msub>
                                            </mrow>
                                          </msub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fenced open="(" close=")">
                              <mrow>
                                <msub>
                                  <mi>A</mi>
                                  <mrow>
                                    <msub>
                                      <mi>c</mi>
                                      <mn>2Z</mn>
                                    </msub>
                                  </mrow>
                                </msub>
                              </mrow>
                            </mfenced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2Z</mn>
                                        </msub>
                                      </mrow>
                                    </msub>
                                  </mrow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2Z</mn>
                                              </msub>
                                            </mrow>
                                          </msub>
                                          <mo stretchy="false">+</mo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3Z</mn>
                                              </msub>
                                            </mrow>
                                          </msub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fenced open="(" close=")">
                              <mrow>
                                <msub>
                                  <mi>A</mi>
                                  <mrow>
                                    <msub>
                                      <mi>c</mi>
                                      <mn>3Z</mn>
                                    </msub>
                                  </mrow>
                                </msub>
                              </mrow>
                            </mfenced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2140</mn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n>1368</mn>
                                          <mo stretchy="false">+</mo>
                                          <mn>2140</mn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37</mn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n>1368</mn>
                                  </mrow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n>1368</mn>
                                          <mo stretchy="false">+</mo>
                                          <mn>2140</mn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146</mn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017</mn>
                  </mrow>
                </mrow>
              </mstyle>
            </mrow>
          </mrow>
        </mtd>
      </mtr>
    </mtable>
    <annotation encoding="StarMath 5.0">u left(W_Z right) = sqrt{left[{%delta W_Z} over{%delta A_{c_2Z}} cdot u left(A_{c_2Z} right) right]^2 + left[{%delta W_Z} over{%delta A_{c_3Z}} cdot u left(A_{c_3Z} right) right]^2}=

sqrt{left[{A_{c_3Z}} over{ (A_{c_2Z}+ A_{c_3Z})^2} cdot u left(A_{c_2Z} right) right]^2 + left[{-A_{c_2Z}} over{(A_{c_2Z}+ A_{c_3Z})^2} cdot u left(A_{c_3Z} right) right]^2}={}
newline 
{} = sqrt{left[{2140} over{ (1368+ 2140)^2} cdot 37  right]^2 + left[{-1368} over{(1368+ 2140)^2} cdot 146 right]^2}= bold{0,017}</annotation>
  </semantics>
</math>
</file>

<file path=Object 11/content.xml><?xml version="1.0" encoding="utf-8"?>
<math xmlns="http://www.w3.org/1998/Math/MathML">
  <semantics>
    <mtable>
      <mtr>
        <mtd>
          <mrow>
            <mi>u</mi>
            <mrow>
              <mrow>
                <mrow>
                  <mfenced open="(" close=")">
                    <mrow>
                      <msub>
                        <mi>W</mi>
                        <mi>O</mi>
                      </msub>
                    </mrow>
                  </mfenced>
                  <mo stretchy="false">=</mo>
                  <msqrt>
                    <mrow>
                      <mrow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W</mi>
                                      <mi>O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2O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fenced open="(" close=")"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2O</mn>
                                      </msub>
                                    </mrow>
                                  </msub>
                                </mrow>
                              </mfenced>
                            </mrow>
                          </mfenced>
                          <mn>2</mn>
                        </msup>
                        <mo stretchy="false">+</mo>
                        <msup>
                          <mfenced open="[" close="]">
                            <mrow>
                              <mrow>
                                <mfrac>
                                  <mrow>
                                    <mo stretchy="false">δ</mo>
                                    <msub>
                                      <mi>W</mi>
                                      <mi>O</mi>
                                    </msub>
                                  </mrow>
                                  <mrow>
                                    <mo stretchy="false">δ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3O</mn>
                                        </msub>
                                      </mrow>
                                    </msub>
                                  </mrow>
                                </mfrac>
                                <mo stretchy="false">⋅</mo>
                                <mi>u</mi>
                              </mrow>
                              <mfenced open="(" close=")"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3O</mn>
                                      </msub>
                                    </mrow>
                                  </msub>
                                </mrow>
                              </mfenced>
                            </mrow>
                          </mfenced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sub>
                                    <mi>A</mi>
                                    <mrow>
                                      <msub>
                                        <mi>c</mi>
                                        <mn>3O</mn>
                                      </msub>
                                    </mrow>
                                  </msub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2O</mn>
                                              </msub>
                                            </mrow>
                                          </msub>
                                          <mo stretchy="false">+</mo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3O</mn>
                                              </msub>
                                            </mrow>
                                          </msub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fenced open="(" close=")">
                              <mrow>
                                <msub>
                                  <mi>A</mi>
                                  <mrow>
                                    <msub>
                                      <mi>c</mi>
                                      <mn>2O</mn>
                                    </msub>
                                  </mrow>
                                </msub>
                              </mrow>
                            </mfenced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sub>
                                      <mi>A</mi>
                                      <mrow>
                                        <msub>
                                          <mi>c</mi>
                                          <mn>2O</mn>
                                        </msub>
                                      </mrow>
                                    </msub>
                                  </mrow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2O</mn>
                                              </msub>
                                            </mrow>
                                          </msub>
                                          <mo stretchy="false">+</mo>
                                          <msub>
                                            <mi>A</mi>
                                            <mrow>
                                              <msub>
                                                <mi>c</mi>
                                                <mn>3O</mn>
                                              </msub>
                                            </mrow>
                                          </msub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i>u</mi>
                            </mrow>
                            <mfenced open="(" close=")">
                              <mrow>
                                <msub>
                                  <mi>A</mi>
                                  <mrow>
                                    <msub>
                                      <mi>c</mi>
                                      <mn>3O</mn>
                                    </msub>
                                  </mrow>
                                </msub>
                              </mrow>
                            </mfenced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sqrt>
                  <mrow>
                    <mrow>
                      <msup>
                        <mfenced open="[" close="]">
                          <mrow>
                            <mrow>
                              <mfrac>
                                <mrow>
                                  <mn>837</mn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n>2741</mn>
                                          <mo stretchy="false">+</mo>
                                          <mn>837</mn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52</mn>
                            </mrow>
                          </mrow>
                        </mfenced>
                        <mn>2</mn>
                      </msup>
                      <mo stretchy="false">+</mo>
                      <msup>
                        <mfenced open="[" close="]">
                          <mrow>
                            <mrow>
                              <mfrac>
                                <mrow>
                                  <mrow>
                                    <mo stretchy="false">−</mo>
                                    <mn>2741</mn>
                                  </mrow>
                                </mrow>
                                <mrow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n>2741</mn>
                                          <mo stretchy="false">+</mo>
                                          <mn>837</mn>
                                        </mrow>
                                      </mrow>
                                      <mo stretchy="false">)</mo>
                                    </mrow>
                                    <mn>2</mn>
                                  </msup>
                                </mrow>
                              </mfrac>
                              <mo stretchy="false">⋅</mo>
                              <mn>87</mn>
                            </mrow>
                          </mrow>
                        </mfenced>
                        <mn>2</mn>
                      </msup>
                    </mrow>
                  </mrow>
                </msqrt>
              </mrow>
              <mo stretchy="false">=</mo>
              <mstyle mathvariant="bold">
                <mrow>
                  <mrow>
                    <mn>0,019</mn>
                  </mrow>
                </mrow>
              </mstyle>
            </mrow>
          </mrow>
        </mtd>
      </mtr>
    </mtable>
    <annotation encoding="StarMath 5.0">u left(W_O right) = sqrt{left[{%delta W_O} over{%delta A_{c_2O}} cdot u left(A_{c_2O} right) right]^2 + left[{%delta W_O} over{%delta A_{c_3O}} cdot u left(A_{c_3O} right) right]^2}=

sqrt{left[{A_{c_3O}} over{ (A_{c_2O}+ A_{c_3O})^2} cdot u left(A_{c_2O} right) right]^2 + left[{-A_{c_2O}} over{(A_{c_2O}+ A_{c_3O})^2} cdot u left(A_{c_3O} right) right]^2}={}
newline 
{} = sqrt{left[{837} over{ (2741+ 837)^2} cdot 52  right]^2 + left[{-2741} over{(2741+ 837)^2} cdot 87 right]^2}= bold{0,019}</annotation>
  </semantics>
</math>
</file>

<file path=Object 12/content.xml><?xml version="1.0" encoding="utf-8"?>
<math xmlns="http://www.w3.org/1998/Math/MathML">
  <semantics>
    <mrow>
      <mrow>
        <mrow>
          <mrow>
            <msub>
              <mi>E</mi>
              <mi mathvariant="italic">odskoku</mi>
            </msub>
            <mo stretchy="false">=</mo>
            <mfrac>
              <msubsup>
                <mi>E</mi>
                <mi>γ</mi>
                <mn>2</mn>
              </msubsup>
              <mrow>
                <mn>1863</mn>
                <mrow>
                  <mi/>
                  <mo stretchy="false">⋅</mo>
                  <mi>A</mi>
                </mrow>
              </mrow>
            </mfrac>
          </mrow>
          <mo stretchy="false">=</mo>
          <mfrac>
            <mrow>
              <mn>4</mn>
            </mrow>
            <mrow>
              <mn>1862</mn>
              <mrow>
                <mi/>
                <mo stretchy="false">⋅</mo>
                <mn>56</mn>
              </mrow>
            </mrow>
          </mfrac>
        </mrow>
        <mo stretchy="false">=</mo>
        <mstyle mathvariant="bold">
          <mrow>
            <mrow>
              <mn>38,34</mn>
              <mi mathvariant="italic">eV</mi>
            </mrow>
          </mrow>
        </mstyle>
      </mrow>
    </mrow>
    <annotation encoding="StarMath 5.0">E_odskoku = E_γ ^2 over {1863~ cdot A} = {4 } over {1862 ~cdot 56} = bold {38,34 eV}</annotation>
  </semantics>
</math>
</file>

<file path=Object 2/content.xml><?xml version="1.0" encoding="utf-8"?>
<math xmlns="http://www.w3.org/1998/Math/MathML">
  <semantics>
    <mrow>
      <mrow>
        <mrow>
          <msub>
            <mi>A</mi>
            <mrow>
              <msub>
                <mi>c</mi>
                <mi>Z</mi>
              </msub>
            </mrow>
          </msub>
          <mo stretchy="false">=</mo>
          <mrow>
            <msub>
              <mi>A</mi>
              <mrow>
                <msub>
                  <mi>C</mi>
                  <mn>2Z</mn>
                </msub>
              </mrow>
            </msub>
            <mo stretchy="false">+</mo>
            <msub>
              <mi>A</mi>
              <mrow>
                <msub>
                  <mi>C</mi>
                  <mn>3Z</mn>
                </msub>
              </mrow>
            </msub>
          </mrow>
        </mrow>
        <mo stretchy="false">=</mo>
        <mn>3508</mn>
      </mrow>
    </mrow>
    <annotation encoding="StarMath 5.0">A_{c_Z} = A_{C_2Z} + A_{C_3Z}= 3508</annotation>
  </semantics>
</math>
</file>

<file path=Object 3/content.xml><?xml version="1.0" encoding="utf-8"?>
<math xmlns="http://www.w3.org/1998/Math/MathML">
  <semantics>
    <mrow>
      <mrow>
        <mrow>
          <msub>
            <mi>A</mi>
            <mrow>
              <msub>
                <mi>c</mi>
                <mi>O</mi>
              </msub>
            </mrow>
          </msub>
          <mo stretchy="false">=</mo>
          <mrow>
            <msub>
              <mi>A</mi>
              <mrow>
                <msub>
                  <mi>C</mi>
                  <mn>2O</mn>
                </msub>
              </mrow>
            </msub>
            <mo stretchy="false">+</mo>
            <msub>
              <mi>A</mi>
              <mrow>
                <msub>
                  <mi>C</mi>
                  <mn>3O</mn>
                </msub>
              </mrow>
            </msub>
          </mrow>
        </mrow>
        <mo stretchy="false">=</mo>
        <mn>3578</mn>
      </mrow>
    </mrow>
    <annotation encoding="StarMath 5.0">A_{c_O} = A_{C_2O} + A_{C_3O}= 3578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0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 table:number-rows-repeated="17">
          <table:table-cell table:number-columns-repeated="6"/>
        </table:table-row>
        <table:table-row table:style-name="ro2">
          <table:table-cell/>
          <table:table-cell table:style-name="ce1" office:value-type="string">
            <text:p>Symbol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(A)</text:p>
          </table:table-cell>
          <table:table-cell table:style-name="ce1" office:value-type="string">
            <text:p>A<text:span text:style-name="T1">c</text:span></text:p>
          </table:table-cell>
          <table:table-cell table:style-name="ce1" office:value-type="string">
            <text:p>u(A<text:span text:style-name="T1">c</text:span><text:span text:style-name="T2">)</text:span></text:p>
          </table:table-cell>
        </table:table-row>
        <table:table-row table:style-name="ro1">
          <table:table-cell/>
          <table:table-cell table:style-name="ce2" office:value-type="string">
            <text:p>1Z</text:p>
          </table:table-cell>
          <table:table-cell table:style-name="ce2" office:value-type="float" office:value="555">
            <text:p>555</text:p>
          </table:table-cell>
          <table:table-cell table:style-name="ce6" table:formula="of:=SQRT([.C19])" office:value-type="float" office:value="23.5584379787795">
            <text:p>24</text:p>
          </table:table-cell>
          <table:table-cell table:style-name="ce8" office:value-type="float" office:value="6105">
            <text:p>6105</text:p>
          </table:table-cell>
          <table:table-cell table:style-name="ce6" office:value-type="float" office:value="259.142817766574">
            <text:p>259</text:p>
          </table:table-cell>
        </table:table-row>
        <table:table-row table:style-name="ro1">
          <table:table-cell/>
          <table:table-cell table:style-name="ce3" office:value-type="string">
            <text:p>2Z</text:p>
          </table:table-cell>
          <table:table-cell table:style-name="ce3" office:value-type="float" office:value="1368">
            <text:p>1368</text:p>
          </table:table-cell>
          <table:table-cell table:style-name="ce6" table:formula="of:=SQRT([.C20])" office:value-type="float" office:value="36.9864840178139">
            <text:p>37</text:p>
          </table:table-cell>
          <table:table-cell table:style-name="ce8" office:value-type="float" office:value="1368">
            <text:p>1368</text:p>
          </table:table-cell>
          <table:table-cell table:style-name="ce6" table:formula="of:=[.D20]" office:value-type="float" office:value="36.9864840178139">
            <text:p>37</text:p>
          </table:table-cell>
        </table:table-row>
        <table:table-row table:style-name="ro1">
          <table:table-cell/>
          <table:table-cell table:style-name="ce3" office:value-type="string">
            <text:p>3Z</text:p>
          </table:table-cell>
          <table:table-cell table:style-name="ce3" office:value-type="float" office:value="214">
            <text:p>214</text:p>
          </table:table-cell>
          <table:table-cell table:style-name="ce6" table:formula="of:=SQRT([.C21])" office:value-type="float" office:value="14.6287388383278">
            <text:p>15</text:p>
          </table:table-cell>
          <table:table-cell table:style-name="ce8" office:value-type="float" office:value="2140">
            <text:p>2140</text:p>
          </table:table-cell>
          <table:table-cell table:style-name="ce6" office:value-type="float" office:value="146.287388383278">
            <text:p>146</text:p>
          </table:table-cell>
        </table:table-row>
        <table:table-row table:style-name="ro1">
          <table:table-cell/>
          <table:table-cell table:style-name="ce3" office:value-type="string">
            <text:p>1O</text:p>
          </table:table-cell>
          <table:table-cell table:style-name="ce3" office:value-type="float" office:value="600">
            <text:p>600</text:p>
          </table:table-cell>
          <table:table-cell table:style-name="ce6" table:formula="of:=SQRT([.C22])" office:value-type="float" office:value="24.4948974278318">
            <text:p>24</text:p>
          </table:table-cell>
          <table:table-cell table:style-name="ce8" office:value-type="float" office:value="6000">
            <text:p>6000</text:p>
          </table:table-cell>
          <table:table-cell table:style-name="ce6" office:value-type="float" office:value="244.948974278318">
            <text:p>245</text:p>
          </table:table-cell>
        </table:table-row>
        <table:table-row table:style-name="ro1">
          <table:table-cell/>
          <table:table-cell table:style-name="ce3" office:value-type="string">
            <text:p>2O</text:p>
          </table:table-cell>
          <table:table-cell table:style-name="ce3" office:value-type="float" office:value="2741">
            <text:p>2741</text:p>
          </table:table-cell>
          <table:table-cell table:style-name="ce6" table:formula="of:=SQRT([.C23])" office:value-type="float" office:value="52.3545604508337">
            <text:p>52</text:p>
          </table:table-cell>
          <table:table-cell table:style-name="ce8" office:value-type="float" office:value="2741">
            <text:p>2741</text:p>
          </table:table-cell>
          <table:table-cell table:style-name="ce6" table:formula="of:=[.D23]" office:value-type="float" office:value="52.3545604508337">
            <text:p>52</text:p>
          </table:table-cell>
        </table:table-row>
        <table:table-row table:style-name="ro1">
          <table:table-cell/>
          <table:table-cell table:style-name="ce4" office:value-type="string">
            <text:p>3O</text:p>
          </table:table-cell>
          <table:table-cell table:style-name="ce5" office:value-type="float" office:value="93">
            <text:p>93,0</text:p>
          </table:table-cell>
          <table:table-cell table:style-name="ce7" table:formula="of:=SQRT([.C24])" office:value-type="float" office:value="9.64365076099296">
            <text:p>9,6</text:p>
          </table:table-cell>
          <table:table-cell table:style-name="ce9" office:value-type="float" office:value="837">
            <text:p>837</text:p>
          </table:table-cell>
          <table:table-cell table:style-name="ce10" office:value-type="float" office:value="86.7928568489366">
            <text:p>8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.06.2015</text:date>, <text:time>00:44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i>u</mi>
      <mrow>
        <mrow>
          <mrow>
            <mo stretchy="false">(</mo>
            <mrow>
              <msub>
                <mi>A</mi>
                <mrow>
                  <msub>
                    <mi>c</mi>
                    <mi>Z</mi>
                  </msub>
                </mrow>
              </msub>
            </mrow>
            <mo stretchy="false">)</mo>
          </mrow>
          <mo stretchy="false">=</mo>
          <msqrt>
            <mrow>
              <mrow>
                <msup>
                  <mrow>
                    <mo stretchy="false">(</mo>
                    <mrow>
                      <mi>u</mi>
                      <mrow>
                        <mo stretchy="false">(</mo>
                        <mrow>
                          <msub>
                            <mi>A</mi>
                            <mrow>
                              <msub>
                                <mi>C</mi>
                                <mn>2Z</mn>
                              </msub>
                            </mrow>
                          </msub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i>u</mi>
                      <mrow>
                        <mo stretchy="false">(</mo>
                        <mrow>
                          <msub>
                            <mi>A</mi>
                            <mrow>
                              <msub>
                                <mi>C</mi>
                                <mn>3Z</mn>
                              </msub>
                            </mrow>
                          </msub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</mrow>
          </msqrt>
        </mrow>
        <mo stretchy="false">=</mo>
        <mstyle mathvariant="bold">
          <mrow>
            <mrow>
              <mn>151</mn>
            </mrow>
          </mrow>
        </mstyle>
      </mrow>
    </mrow>
    <annotation encoding="StarMath 5.0">u(A_{c_Z}) = sqrt{ (u(A_{C_2Z}))^2 + (u(A_{C_3Z}))^2}= bold{151}</annotation>
  </semantics>
</math>
</file>

<file path=Object 6/content.xml><?xml version="1.0" encoding="utf-8"?>
<math xmlns="http://www.w3.org/1998/Math/MathML">
  <semantics>
    <mrow>
      <mi>u</mi>
      <mrow>
        <mrow>
          <mrow>
            <mo stretchy="false">(</mo>
            <mrow>
              <msub>
                <mi>A</mi>
                <mrow>
                  <msub>
                    <mi>c</mi>
                    <mi>O</mi>
                  </msub>
                </mrow>
              </msub>
            </mrow>
            <mo stretchy="false">)</mo>
          </mrow>
          <mo stretchy="false">=</mo>
          <msqrt>
            <mrow>
              <mrow>
                <msup>
                  <mrow>
                    <mo stretchy="false">(</mo>
                    <mrow>
                      <mi>u</mi>
                      <mrow>
                        <mo stretchy="false">(</mo>
                        <mrow>
                          <msub>
                            <mi>A</mi>
                            <mrow>
                              <msub>
                                <mi>C</mi>
                                <mn>2O</mn>
                              </msub>
                            </mrow>
                          </msub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i>u</mi>
                      <mrow>
                        <mo stretchy="false">(</mo>
                        <mrow>
                          <msub>
                            <mi>A</mi>
                            <mrow>
                              <msub>
                                <mi>C</mi>
                                <mn>3O</mn>
                              </msub>
                            </mrow>
                          </msub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</mrow>
          </msqrt>
        </mrow>
        <mo stretchy="false">=</mo>
        <mstyle mathvariant="bold">
          <mrow>
            <mrow>
              <mn>101</mn>
            </mrow>
          </mrow>
        </mstyle>
      </mrow>
    </mrow>
    <annotation encoding="StarMath 5.0">u(A_{c_O}) =sqrt{ (u( A_{C_2O}))^2 +(u( A_{C_3O}))^2}= bold{101}</annotation>
  </semantics>
</math>
</file>

<file path=Object 7/content.xml><?xml version="1.0" encoding="utf-8"?>
<math xmlns="http://www.w3.org/1998/Math/MathML">
  <semantics>
    <mrow>
      <mrow>
        <mi>W</mi>
        <mo stretchy="false">=</mo>
        <mfrac>
          <mrow>
            <msub>
              <mi>A</mi>
              <mi mathvariant="italic">sączka</mi>
            </msub>
          </mrow>
          <mrow>
            <mrow>
              <msub>
                <mi>A</mi>
                <mi mathvariant="italic">sączka</mi>
              </msub>
              <mo stretchy="false">+</mo>
              <msub>
                <mi>A</mi>
                <mi mathvariant="italic">przesączu</mi>
              </msub>
            </mrow>
          </mrow>
        </mfrac>
      </mrow>
    </mrow>
    <annotation encoding="StarMath 5.0">W = {A_sączka} over{A_sączka + A_przesączu}</annotation>
  </semantics>
</math>
</file>

<file path=Object 8/content.xml><?xml version="1.0" encoding="utf-8"?>
<math xmlns="http://www.w3.org/1998/Math/MathML">
  <semantics>
    <mrow>
      <mrow>
        <mrow>
          <mrow>
            <msub>
              <mi>W</mi>
              <mi>Z</mi>
            </msub>
            <mo stretchy="false">=</mo>
            <mfrac>
              <mrow>
                <msub>
                  <mi>A</mi>
                  <mrow>
                    <msub>
                      <mi>c</mi>
                      <mn>2Z</mn>
                    </msub>
                  </mrow>
                </msub>
              </mrow>
              <mrow>
                <mrow>
                  <msub>
                    <mi>A</mi>
                    <mrow>
                      <msub>
                        <mi>c</mi>
                        <mn>2Z</mn>
                      </msub>
                    </mrow>
                  </msub>
                  <mo stretchy="false">+</mo>
                  <msub>
                    <mi>A</mi>
                    <mrow>
                      <msub>
                        <mi>c</mi>
                        <mn>3Z</mn>
                      </msub>
                    </mrow>
                  </msub>
                </mrow>
              </mrow>
            </mfrac>
          </mrow>
          <mo stretchy="false">=</mo>
          <mfrac>
            <mn>1368</mn>
            <mrow>
              <mrow>
                <mn>1368</mn>
                <mo stretchy="false">+</mo>
                <mn>2140</mn>
              </mrow>
            </mrow>
          </mfrac>
        </mrow>
        <mo stretchy="false">=</mo>
        <mstyle mathvariant="bold">
          <mrow>
            <mrow>
              <mn>0,390</mn>
            </mrow>
          </mrow>
        </mstyle>
      </mrow>
    </mrow>
    <annotation encoding="StarMath 5.0">W_Z = {A_{c_2Z}} over{A_{c_2Z} + A_{c_3Z}} = 1368 over{1368 + 2140} =bold {0,390}</annotation>
  </semantics>
</math>
</file>

<file path=Object 9/content.xml><?xml version="1.0" encoding="utf-8"?>
<math xmlns="http://www.w3.org/1998/Math/MathML">
  <semantics>
    <mrow>
      <mrow>
        <mrow>
          <mrow>
            <msub>
              <mi>W</mi>
              <mi>O</mi>
            </msub>
            <mo stretchy="false">=</mo>
            <mfrac>
              <mrow>
                <msub>
                  <mi>A</mi>
                  <mrow>
                    <msub>
                      <mi>c</mi>
                      <mn>2O</mn>
                    </msub>
                  </mrow>
                </msub>
              </mrow>
              <mrow>
                <mrow>
                  <msub>
                    <mi>A</mi>
                    <mrow>
                      <msub>
                        <mi>c</mi>
                        <mn>2O</mn>
                      </msub>
                    </mrow>
                  </msub>
                  <mo stretchy="false">+</mo>
                  <msub>
                    <mi>A</mi>
                    <mrow>
                      <msub>
                        <mi>c</mi>
                        <mn>3O</mn>
                      </msub>
                    </mrow>
                  </msub>
                </mrow>
              </mrow>
            </mfrac>
          </mrow>
          <mo stretchy="false">=</mo>
          <mfrac>
            <mn>2741</mn>
            <mrow>
              <mrow>
                <mn>2741</mn>
                <mo stretchy="false">+</mo>
                <mn>837</mn>
              </mrow>
            </mrow>
          </mfrac>
        </mrow>
        <mo stretchy="false">=</mo>
        <mstyle mathvariant="bold">
          <mrow>
            <mrow>
              <mn>0,766</mn>
            </mrow>
          </mrow>
        </mstyle>
      </mrow>
    </mrow>
    <annotation encoding="StarMath 5.0">W_O = {A_{c_2O}} over{A_{c_2O} + A_{c_3O}} = 2741 over{2741+ 837} = bold {0,766}</annotation>
  </semantics>
</math>
</file>